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16318844094D43C3BEF.png" manifest:media-type="image/png"/>
  <manifest:file-entry manifest:full-path="Pictures/100000000000010B000001631ABB317E33D14B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3" style:family="paragraph" style:parent-style-name="Avery_20_Style_20_1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Avery_20_Style_20_1">
      <style:paragraph-properties fo:margin-left="0in" fo:margin-right="0.25in" fo:margin-top="0.0398in" fo:margin-bottom="0.0398in" style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loext:opacity="100%" fo:font-size="8pt" style:font-size-asian="8pt" style:font-size-complex="8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style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style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819in" svg:y="0.148in" svg:width="1.3882in" svg:height="1.8453in" draw:z-index="0"><draw:image xlink:href="Pictures/100000000000010B0000016318844094D43C3BEF.png" xlink:type="simple" xlink:show="embed" xlink:actuate="onLoad" draw:mime-type="image/png"/></draw:frame><draw:frame draw:style-name="fr1" draw:name="Image7" text:anchor-type="paragraph" svg:x="2.3154in" svg:y="0.148in" svg:width="1.3882in" svg:height="1.8453in" draw:z-index="1"><draw:image xlink:href="Pictures/100000000000010B000001631ABB317E33D14BBB.png" xlink:type="simple" xlink:show="embed" xlink:actuate="onLoad" draw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6" text:anchor-type="paragraph" svg:x="0.4819in" svg:y="0.148in" svg:width="1.3882in" svg:height="1.8453in" draw:z-index="6"><draw:image xlink:href="Pictures/100000000000010B0000016318844094D43C3BEF.png" xlink:type="simple" xlink:show="embed" xlink:actuate="onLoad" draw:mime-type="image/png"/></draw:frame><draw:frame draw:style-name="fr1" draw:name="Image14" text:anchor-type="paragraph" svg:x="2.3154in" svg:y="0.148in" svg:width="1.3882in" svg:height="1.8453in" draw:z-index="13"><draw:image xlink:href="Pictures/100000000000010B000001631ABB317E33D14BB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2" text:anchor-type="paragraph" svg:x="0.4819in" svg:y="0.148in" svg:width="1.3882in" svg:height="1.8453in" draw:z-index="2"><draw:image xlink:href="Pictures/100000000000010B0000016318844094D43C3BEF.png" xlink:type="simple" xlink:show="embed" xlink:actuate="onLoad" draw:mime-type="image/png"/></draw:frame><draw:frame draw:style-name="fr1" draw:name="Image12" text:anchor-type="paragraph" svg:x="2.3154in" svg:y="0.148in" svg:width="1.3882in" svg:height="1.8453in" draw:z-index="11"><draw:image xlink:href="Pictures/100000000000010B000001631ABB317E33D14BBB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4819in" svg:y="0.148in" svg:width="1.3882in" svg:height="1.8453in" draw:z-index="5"><draw:image xlink:href="Pictures/100000000000010B0000016318844094D43C3BEF.png" xlink:type="simple" xlink:show="embed" xlink:actuate="onLoad" draw:mime-type="image/png"/></draw:frame><draw:frame draw:style-name="fr1" draw:name="Image15" text:anchor-type="paragraph" svg:x="2.3154in" svg:y="0.148in" svg:width="1.3882in" svg:height="1.8453in" draw:z-index="14"><draw:image xlink:href="Pictures/100000000000010B000001631ABB317E33D14BB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4819in" svg:y="0.148in" svg:width="1.3882in" svg:height="1.8453in" draw:z-index="3"><draw:image xlink:href="Pictures/100000000000010B0000016318844094D43C3BEF.png" xlink:type="simple" xlink:show="embed" xlink:actuate="onLoad" draw:mime-type="image/png"/></draw:frame><draw:frame draw:style-name="fr1" draw:name="Image13" text:anchor-type="paragraph" svg:x="2.3154in" svg:y="0.148in" svg:width="1.3882in" svg:height="1.8453in" draw:z-index="12"><draw:image xlink:href="Pictures/100000000000010B000001631ABB317E33D14BBB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4" text:anchor-type="paragraph" svg:x="0.4819in" svg:y="0.148in" svg:width="1.3882in" svg:height="1.8453in" draw:z-index="4"><draw:image xlink:href="Pictures/100000000000010B0000016318844094D43C3BEF.png" xlink:type="simple" xlink:show="embed" xlink:actuate="onLoad" draw:mime-type="image/png"/></draw:frame><draw:frame draw:style-name="fr1" draw:name="Image16" text:anchor-type="paragraph" svg:x="2.3154in" svg:y="0.148in" svg:width="1.3882in" svg:height="1.8453in" draw:z-index="15"><draw:image xlink:href="Pictures/100000000000010B000001631ABB317E33D14BB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4819in" svg:y="0.148in" svg:width="1.3882in" svg:height="1.8453in" draw:z-index="7"><draw:image xlink:href="Pictures/100000000000010B0000016318844094D43C3BEF.png" xlink:type="simple" xlink:show="embed" xlink:actuate="onLoad" draw:mime-type="image/png"/></draw:frame><draw:frame draw:style-name="fr1" draw:name="Image18" text:anchor-type="paragraph" svg:x="2.3154in" svg:y="0.148in" svg:width="1.3882in" svg:height="1.8453in" draw:z-index="17"><draw:image xlink:href="Pictures/100000000000010B000001631ABB317E33D14BBB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9" text:anchor-type="paragraph" svg:x="0.4819in" svg:y="0.148in" svg:width="1.3882in" svg:height="1.8453in" draw:z-index="8"><draw:image xlink:href="Pictures/100000000000010B0000016318844094D43C3BEF.png" xlink:type="simple" xlink:show="embed" xlink:actuate="onLoad" draw:mime-type="image/png"/></draw:frame><draw:frame draw:style-name="fr1" draw:name="Image17" text:anchor-type="paragraph" svg:x="2.3154in" svg:y="0.148in" svg:width="1.3882in" svg:height="1.8453in" draw:z-index="16"><draw:image xlink:href="Pictures/100000000000010B000001631ABB317E33D14BB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0" text:anchor-type="paragraph" svg:x="0.4819in" svg:y="0.148in" svg:width="1.3882in" svg:height="1.8453in" draw:z-index="9"><draw:image xlink:href="Pictures/100000000000010B0000016318844094D43C3BEF.png" xlink:type="simple" xlink:show="embed" xlink:actuate="onLoad" draw:mime-type="image/png"/></draw:frame><draw:frame draw:style-name="fr1" draw:name="Image19" text:anchor-type="paragraph" svg:x="2.3154in" svg:y="0.148in" svg:width="1.3882in" svg:height="1.8453in" draw:z-index="18"><draw:image xlink:href="Pictures/100000000000010B000001631ABB317E33D14BBB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1" text:anchor-type="paragraph" svg:x="0.4819in" svg:y="0.148in" svg:width="1.3882in" svg:height="1.8453in" draw:z-index="10"><draw:image xlink:href="Pictures/100000000000010B0000016318844094D43C3BEF.png" xlink:type="simple" xlink:show="embed" xlink:actuate="onLoad" draw:mime-type="image/png"/></draw:frame><draw:frame draw:style-name="fr1" draw:name="Image20" text:anchor-type="paragraph" svg:x="2.3154in" svg:y="0.148in" svg:width="1.3882in" svg:height="1.8453in" draw:z-index="19"><draw:image xlink:href="Pictures/100000000000010B000001631ABB317E33D14BBB.png" xlink:type="simple" xlink:show="embed" xlink:actuate="onLoad" draw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style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loext:opacity="100%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dc:date>2022-02-04T10:56:41.342000000</dc:date>
    <meta:editing-cycles>38</meta:editing-cycles>
    <dc:subject>Avery Dennison Template</dc:subject>
    <dc:title>Avery Dennison Template</dc:title>
    <meta:editing-duration>P3DT17H55M55S</meta:editing-duration>
    <meta:generator>LibreOffice/7.1.3.2$Windows_X86_64 LibreOffice_project/47f78053abe362b9384784d31a6e56f8511eb1c1</meta:generator>
    <meta:print-date>2022-02-04T10:55:32.669000000</meta:print-date>
    <meta:document-statistic meta:table-count="1" meta:image-count="2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